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roman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tyle="italic" style:font-style-asian="italic" style:font-style-complex="italic"/>
    </style:style>
    <style:style style:name="P4" style:family="paragraph" style:parent-style-name="Standard">
      <style:text-properties style:font-name="Arial" officeooo:rsid="000c942b"/>
    </style:style>
    <style:style style:name="P5" style:family="paragraph" style:parent-style-name="Standard">
      <style:text-properties style:font-name="Arial" fo:font-size="12pt" officeooo:rsid="000c942b" style:font-size-asian="12pt" style:font-size-complex="12pt"/>
    </style:style>
    <style:style style:name="P6" style:family="paragraph" style:parent-style-name="Standard">
      <style:text-properties style:font-name="Arial" fo:font-size="12pt" officeooo:rsid="000c942b" officeooo:paragraph-rsid="0012470a" style:font-size-asian="12pt" style:font-size-complex="12pt"/>
    </style:style>
    <style:style style:name="P7" style:family="paragraph" style:parent-style-name="Standard" style:list-style-name="L2">
      <style:text-properties style:font-name="Arial" fo:font-size="12pt" officeooo:rsid="000c942b" officeooo:paragraph-rsid="0012470a" style:font-size-asian="12pt" style:font-size-complex="12pt"/>
    </style:style>
    <style:style style:name="P8" style:family="paragraph" style:parent-style-name="Standard">
      <style:paragraph-properties fo:margin-left="1.032cm" fo:margin-right="0cm" fo:text-indent="0cm" style:auto-text-indent="false"/>
      <style:text-properties style:font-name="Arial"/>
    </style:style>
    <style:style style:name="P9" style:family="paragraph" style:parent-style-name="Standard">
      <style:paragraph-properties fo:margin-left="1.032cm" fo:margin-right="0cm" fo:text-indent="0cm" style:auto-text-indent="false"/>
      <style:text-properties style:font-name="Arial" officeooo:paragraph-rsid="000c942b"/>
    </style:style>
    <style:style style:name="P10" style:family="paragraph" style:parent-style-name="Standard">
      <style:paragraph-properties fo:margin-left="1.058cm" fo:margin-right="0cm" fo:text-indent="0cm" style:auto-text-indent="false"/>
      <style:text-properties style:font-name="Arial"/>
    </style:style>
    <style:style style:name="P11" style:family="paragraph" style:parent-style-name="Standard">
      <style:paragraph-properties fo:margin-left="1.058cm" fo:margin-right="0cm" fo:text-indent="0cm" style:auto-text-indent="false"/>
      <style:text-properties style:font-name="Arial" officeooo:paragraph-rsid="001151dc"/>
    </style:style>
    <style:style style:name="P12" style:family="paragraph" style:parent-style-name="Standard" style:master-page-name="Standard">
      <style:paragraph-properties style:page-number="auto"/>
      <style:text-properties style:font-name="Arial" fo:font-size="14pt" style:font-size-asian="14pt" style:font-size-complex="14pt"/>
    </style:style>
    <style:style style:name="T1" style:family="text">
      <style:text-properties officeooo:rsid="000c942b"/>
    </style:style>
    <style:style style:name="T2" style:family="text">
      <style:text-properties officeooo:rsid="000d9ae0"/>
    </style:style>
    <style:style style:name="T3" style:family="text">
      <style:text-properties officeooo:rsid="000e479c"/>
    </style:style>
    <style:style style:name="T4" style:family="text">
      <style:text-properties officeooo:rsid="001151dc"/>
    </style:style>
    <style:style style:name="T5" style:family="text">
      <style:text-properties fo:color="#000000"/>
    </style:style>
    <style:style style:name="T6" style:family="text">
      <style:text-properties fo:color="#000000" officeooo:rsid="0012470a"/>
    </style:style>
    <style:style style:name="T7" style:family="text">
      <style:text-properties fo:color="#000000" officeooo:rsid="00143233"/>
    </style:style>
    <style:style style:name="T8" style:family="text">
      <style:text-properties fo:color="#000000" officeooo:rsid="0014b0ac"/>
    </style:style>
    <style:style style:name="T9" style:family="text">
      <style:text-properties fo:color="#000000" officeooo:rsid="00164d03"/>
    </style:style>
    <style:style style:name="T10" style:family="text">
      <style:text-properties fo:color="#000000" officeooo:rsid="00197d3e"/>
    </style:style>
    <style:style style:name="T11" style:family="text">
      <style:text-properties fo:color="#000000" officeooo:rsid="00199563"/>
    </style:style>
    <style:style style:name="T12" style:family="text">
      <style:text-properties fo:color="#000000" officeooo:rsid="001a2975"/>
    </style:style>
    <style:style style:name="T13" style:family="text">
      <style:text-properties fo:color="#000000" officeooo:rsid="001d8fc8"/>
    </style:style>
    <style:style style:name="T14" style:family="text">
      <style:text-properties fo:color="#000000" officeooo:rsid="001e7ada"/>
    </style:style>
    <style:style style:name="T15" style:family="text">
      <style:text-properties fo:color="#000000" officeooo:rsid="001f36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Videoverarbeitung – Übung 1</text:span></text:p>
      <text:p text:style-name="P2"><text:span text:style-name="T1"/></text:p>
      <text:p text:style-name="P2"><text:span text:style-name="T1"/></text:p>
      <text:p text:style-name="P1"><text:span text:style-name="T1"/></text:p>
      <text:p text:style-name="P1"><text:span text:style-name="T1">Lukas Gartlehner, Michael Urbanek, Davorin David Barudzija</text:span></text:p>
      <text:p text:style-name="P1"><text:span text:style-name="T1"/></text:p>
      <text:p text:style-name="P1"><text:span text:style-name="T1"/></text:p>
      <text:p text:style-name="P3"><text:span text:style-name="T1">Theoretical Question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Why would another object with the same color not bepart of the foreground? And what </text:span></text:p>
      <text:p text:style-name="P3"><text:span text:style-name="T1">would happen if this other object would be very close to the foreground we are looking </text:span></text:p>
      <text:p text:style-name="P3"><text:span text:style-name="T1">for? </text:span></text:p>
      <text:p text:style-name="P3"><text:span text:style-name="T1"/></text:p>
      <text:p text:style-name="P9"><text:span text:style-name="T1">In Task f we remove all the regions that are not connected to the scribbles. </text:span><text:span text:style-name="T2">The function „keepConnected</text:span><text:span text:style-name="T1">“ </text:span><text:span text:style-name="T2">does that by labeling connected components and removing those which are not connected to the scribbles of the reference frame.</text:span></text:p>
      <text:p text:style-name="P9"><text:span text:style-name="T2"/></text:p>
      <text:p text:style-name="P8"><text:span text:style-name="T2">If the other object is very close it could happen that some of the color-values influence the transition between foregound and background </text:span><text:span text:style-name="T3">when the guided fearhering of task g is applied. </text:span></text:p>
      <text:p text:style-name="P1"><text:span text:style-name="T3"/></text:p>
      <text:p text:style-name="P1"><text:span text:style-name="T3"/></text:p>
      <text:p text:style-name="P1"><text:span text:style-name="T1"/></text:p>
      <text:p text:style-name="P1"><text:span text:style-name="T1"/></text:p>
      <text:p text:style-name="P1"><text:span text:style-name="T1">Why is it important to take a “good” reference frame for the scribbles, which contains as </text:span></text:p>
      <text:p text:style-name="P1"><text:span text:style-name="T1">many different colors of the foreground object as possible? </text:span></text:p>
      <text:p text:style-name="P1"><text:span text:style-name="T1"/></text:p>
      <text:p text:style-name="P11"><text:span text:style-name="T4">The reference frame and the scribbles on it determine the color values that are later put into the color histogram. If only a small population of all possible color values is found in the reference frame, the Cost-Volume Matrix will be inconclusive. In that case color values that do not have a definition could be detected falsely as part of the background.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"><text:span text:style-name="T1"/></text:p>
      <text:p text:style-name="P4">What are meaningful parameters for the function “guidedfilter_vid_color”and what are </text:p>
      <text:p text:style-name="P4">they standing for? </text:p>
      <text:p text:style-name="P5"/>
      <text:list xml:id="list44882457510126102" text:style-name="L2">
        <text:list-item>
          <text:p text:style-name="P7"><text:span text:style-name="T5">I_vid </text:span><text:span text:style-name="T6">= The RGB Video in which the foreground object should be detected</text:span></text:p>
        </text:list-item>
        <text:list-item>
          <text:p text:style-name="P7"><text:span text:style-name="T5">p_vid </text:span><text:span text:style-name="T6">= The grayscale video that will be used as „mask“ for the RGB video</text:span></text:p>
        </text:list-item>
        <text:list-item>
          <text:p text:style-name="P7"><text:span text:style-name="T5">r </text:span><text:span text:style-name="T6">= </text:span><text:span text:style-name="T9">Kernel Radius –</text:span><text:span text:style-name="T10"> Radius of the 2D Filter Kernel </text:span><text:span text:style-name="T13">→ 2 renders good results, very high values </text:span><text:span text:style-name="T14">(e.g. 8)</text:span><text:span text:style-name="T13"> lead to heavy blurring</text:span></text:p>
        </text:list-item>
        <text:list-item>
          <text:p text:style-name="P7"><text:span text:style-name="T5">rt </text:span><text:span text:style-name="T7">= </text:span><text:span text:style-name="T10">Time Factor –</text:span><text:span text:style-name="T11"> Adds a 3rd Dimension to the Filter </text:span><text:span text:style-name="T15">→ 1</text:span></text:p>
        </text:list-item>
        <text:list-item>
          <text:p text:style-name="P7"><text:span text:style-name="T5">eps </text:span><text:span text:style-name="T8">= </text:span><text:span text:style-name="T10">Epsilon –</text:span><text:span text:style-name="T12"> regularization parameter – Higher value leads to high degree of smoothing </text:span><text:span text:style-name="T15">→ 0.1²</text:span></text:p>
        </text:list-item>
      </text:list>
      <text:p text:style-name="P6"><text:span text:style-name="T8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1" svg:font-family="'Courier New'" style:font-family-generic="roman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12:39:37.92</meta:creation-date>
    <dc:date>2013-11-22T15:26:52.78</dc:date>
    <meta:editing-duration>PT2H32M20S</meta:editing-duration>
    <meta:editing-cycles>16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18" meta:word-count="299" meta:character-count="1740" meta:non-whitespace-character-count="1452"/>
  </office:meta>
</office:document-meta>
</file>